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75in" fo:margin-left="0in" table:align="left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5.6875in"/>
    </style:style>
    <style:style style:name="Table1.A1" style:family="table-cell">
      <style:table-cell-properties fo:padding="0.0382in" fo:border-left="none" fo:border-right="none" fo:border-top="none" fo:border-bottom="0.05pt solid #33a3a3"/>
    </style:style>
    <style:style style:name="Table1.A3" style:family="table-cell">
      <style:table-cell-properties fo:padding="0.0382in" fo:border="none"/>
    </style:style>
    <style:style style:name="Table1.B5" style:family="table-cell">
      <style:table-cell-properties fo:padding="0.0382in" fo:border-left="none" fo:border-right="none" fo:border-top="0.05pt solid #33a3a3" fo:border-bottom="0.05pt solid #33a3a3"/>
    </style:style>
    <style:style style:name="P1" style:family="paragraph" style:parent-style-name="Standard">
      <style:paragraph-properties fo:line-height="150%"/>
      <style:text-properties style:font-name="Calibri" fo:font-size="12pt" officeooo:rsid="000f949f" officeooo:paragraph-rsid="000f949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Calibri" fo:font-size="12pt" fo:font-style="italic" fo:font-weight="bold" officeooo:rsid="000febf9" officeooo:paragraph-rsid="0010bf60" style:font-size-asian="10.5pt" style:font-style-asian="italic" style:font-weight-asian="bold" style:font-name-complex="Calibri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font-style="normal" fo:font-weight="normal" officeooo:rsid="000f949f" officeooo:paragraph-rsid="000f949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0f949f" style:font-size-asian="10.5pt" style:font-style-asian="normal" style:font-weight-asian="bold" style:font-name-complex="Calibri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134018" style:font-size-asian="10.5pt" style:font-style-asian="normal" style:font-weight-asian="bold" style:font-name-complex="Calibri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fo:font-weight="normal" officeooo:paragraph-rsid="000feb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fo:font-weight="bold" officeooo:rsid="00192a17" officeooo:paragraph-rsid="00192a1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paragraph-rsid="00148a5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0febf9" officeooo:paragraph-rsid="000febf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0f949f" officeooo:paragraph-rsid="0016622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6622d" officeooo:paragraph-rsid="0016622d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a310b" officeooo:paragraph-rsid="001a310b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a310b" officeooo:paragraph-rsid="001a9443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libri" fo:font-size="10pt" fo:font-style="normal" fo:font-weight="normal" officeooo:rsid="001a9443" officeooo:paragraph-rsid="001a9443" style:font-size-asian="8.7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10bf60" officeooo:paragraph-rsid="0010bf60" style:font-size-asian="10pt" style:font-style-asian="normal" style:font-weight-asian="bold" style:font-name-complex="Calibri" style:font-size-complex="1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paragraph-rsid="00134018" style:font-size-asian="10pt" style:font-style-asian="normal" style:font-weight-asian="bold" style:font-name-complex="Calibri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size="10pt" fo:font-style="normal" fo:font-weight="bold" officeooo:rsid="001a310b" officeooo:paragraph-rsid="001a310b" style:font-size-asian="8.75pt" style:font-style-asian="normal" style:font-weight-asian="bold" style:font-size-complex="1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0pt" fo:font-style="italic" fo:font-weight="normal" officeooo:rsid="0010bf60" officeooo:paragraph-rsid="0010bf60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6622d" style:font-size-asian="10pt" style:font-weight-asian="normal" style:font-name-complex="Calibri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23" style:family="paragraph" style:parent-style-name="Standard">
      <style:paragraph-properties fo:line-height="150%"/>
      <style:text-properties style:font-name="Calibri" fo:font-size="16pt" officeooo:rsid="000f949f" officeooo:paragraph-rsid="000f949f" fo:background-color="transparent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0pt" fo:font-style="normal" fo:font-weight="bold" officeooo:rsid="000febf9" officeooo:paragraph-rsid="000febf9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weight="normal" officeooo:paragraph-rsid="000febf9" style:font-weight-asian="normal" style:font-weight-complex="normal"/>
    </style:style>
    <style:style style:name="P26" style:family="paragraph" style:parent-style-name="Table_20_Contents">
      <style:text-properties style:font-name="Calibri" fo:font-size="12pt" style:font-size-asian="10.5pt" style:font-size-complex="12pt"/>
    </style:style>
    <style:style style:name="P27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style:font-name="Calibri" fo:font-size="12pt" officeooo:rsid="00134018" officeooo:paragraph-rsid="00134018" style:font-size-asian="10.5pt" style:font-size-complex="12pt"/>
    </style:style>
    <style:style style:name="P28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fo:font-weight="normal" officeooo:rsid="000f949f" officeooo:paragraph-rsid="000f949f" style:font-size-asian="10.5pt" style:font-weight-asian="normal" style:font-size-complex="12pt" style:font-weight-complex="normal"/>
    </style:style>
    <style:style style:name="P29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officeooo:rsid="000febf9" officeooo:paragraph-rsid="000febf9" style:font-size-asian="10.5pt" style:font-size-complex="12pt"/>
    </style:style>
    <style:style style:name="P30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officeooo:rsid="00134018" officeooo:paragraph-rsid="00134018" style:font-size-asian="10.5pt" style:font-size-complex="12pt"/>
    </style:style>
    <style:style style:name="P31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006b6b" style:font-name="Calibri" fo:font-size="12pt" fo:font-weight="normal" officeooo:rsid="00134018" officeooo:paragraph-rsid="0013401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true" fo:line-height="100%" fo:orphans="0" fo:widows="0" fo:hyphenation-ladder-count="no-limit" fo:text-indent="0in" style:auto-text-indent="false" style:writing-mode="lr-tb"/>
      <style:text-properties style:font-name="Calibri" fo:font-size="10pt" officeooo:paragraph-rsid="00134018" style:font-name-asian="Times New Roman" style:font-size-asian="10pt" style:font-name-complex="Calibri" style:font-size-complex="10pt" fo:hyphenate="false" fo:hyphenation-remain-char-count="2" fo:hyphenation-push-char-count="2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orphans="0" fo:widows="0" fo:hyphenation-ladder-count="no-limit" fo:text-indent="0in" style:auto-text-indent="false" style:writing-mode="lr-tb">
        <style:tab-stops>
          <style:tab-stop style:position="0.25in"/>
        </style:tab-stops>
      </style:paragraph-properties>
      <style:text-properties style:font-name="Calibri" fo:font-size="10pt" officeooo:paragraph-rsid="00134018" style:font-name-asian="Times New Roman" style:font-size-asian="10pt" style:font-name-complex="Calibri" style:font-size-complex="10pt" fo:hyphenate="false" fo:hyphenation-remain-char-count="2" fo:hyphenation-push-char-count="2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style:writing-mode="lr-tb">
        <style:tab-stops>
          <style:tab-stop style:position="0.25in"/>
        </style:tab-stops>
      </style:paragraph-properties>
      <style:text-properties style:font-name="Calibri" fo:font-size="10pt" fo:font-style="normal" fo:font-weight="normal" officeooo:paragraph-rsid="00134018" style:font-name-asian="Times New Roman" style:font-size-asian="10pt" style:font-style-asian="normal" style:font-weight-asian="normal" style:font-name-complex="Calibri" style:font-size-complex="10pt" style:font-style-complex="normal" style:font-weight-complex="normal" fo:hyphenate="false" fo:hyphenation-remain-char-count="2" fo:hyphenation-push-char-count="2"/>
    </style:style>
    <style:style style:name="P35" style:family="paragraph" style:parent-style-name="Standard">
      <loext:graphic-properties draw:fill="none"/>
      <style:paragraph-properties fo:margin-left="0.1252in" fo:margin-right="0in" fo:margin-top="0in" fo:margin-bottom="0in" loext:contextual-spacing="true" fo:line-height="100%" fo:orphans="0" fo:widows="0" fo:hyphenation-ladder-count="no-limit" fo:text-indent="0in" style:auto-text-indent="false" style:writing-mode="lr-tb"/>
      <style:text-properties style:font-name="Calibri" fo:font-size="10pt" officeooo:paragraph-rsid="00134018" style:font-name-asian="Times New Roman" style:font-size-asian="10pt" style:font-name-complex="Calibri" style:font-size-complex="10pt" fo:hyphenate="false" fo:hyphenation-remain-char-count="2" fo:hyphenation-push-char-count="2"/>
    </style:style>
    <style:style style:name="P36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/>
      <style:text-properties style:font-name="Calibri" fo:font-size="10pt" fo:font-style="normal" fo:font-weight="normal" officeooo:paragraph-rsid="00148a58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/>
      <style:text-properties style:font-name="Calibri" fo:font-size="10pt" fo:font-weight="normal" officeooo:paragraph-rsid="0019a940" style:font-size-asian="10pt" style:font-weight-asian="normal" style:font-name-complex="Calibri" style:font-size-complex="10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Calibri" fo:font-size="12pt" fo:font-style="normal" fo:font-weight="bold" officeooo:paragraph-rsid="00134018" style:font-size-asian="10.5pt" style:font-style-asian="normal" style:font-weight-asian="bold" style:font-name-complex="Calibri" style:font-size-complex="12pt" style:font-style-complex="normal" style:font-weight-complex="bold"/>
    </style:style>
    <style:style style:name="P39" style:family="paragraph" style:parent-style-name="Table_20_Contents">
      <loext:graphic-properties draw:fill="none"/>
      <style:paragraph-properties fo:margin-left="0in" fo:margin-right="0.1252in" fo:text-align="end" style:justify-single-word="false" fo:text-indent="0in" style:auto-text-indent="false" text:number-lines="false" text:line-number="0"/>
      <style:text-properties fo:color="#198a8a" style:font-name="Calibri" fo:font-size="12pt" officeooo:rsid="00134018" officeooo:paragraph-rsid="00134018" style:font-size-asian="10.5pt" style:font-size-complex="12pt"/>
    </style:style>
    <style:style style:name="P40" style:family="paragraph">
      <style:paragraph-properties fo:text-align="end"/>
    </style:style>
    <style:style style:name="P41" style:family="paragraph">
      <loext:graphic-properties draw:fill-color="#cfe7f5"/>
      <style:paragraph-properties fo:text-align="end"/>
      <style:text-properties style:font-name="Calibri" fo:font-size="8pt" style:font-size-asian="8pt" style:font-size-complex="8pt"/>
    </style:style>
    <style:style style:name="T1" style:family="text">
      <style:text-properties fo:color="#000000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officeooo:rsid="000febf9" style:font-name-complex="Calibri"/>
    </style:style>
    <style:style style:name="T4" style:family="text">
      <style:text-properties style:font-name="Calibri" officeooo:rsid="00134018" style:font-name-complex="Calibri"/>
    </style:style>
    <style:style style:name="T5" style:family="text">
      <style:text-properties style:font-name="Calibri" fo:font-style="normal" style:font-style-asian="normal" style:font-name-complex="Calibri" style:font-style-complex="normal"/>
    </style:style>
    <style:style style:name="T6" style:family="text">
      <style:text-properties style:font-name="Calibri" fo:font-size="12pt" fo:font-style="normal" style:font-size-asian="10.5pt" style:font-style-asian="normal" style:font-name-complex="Calibri" style:font-size-complex="12pt" style:font-style-complex="normal"/>
    </style:style>
    <style:style style:name="T7" style:family="text">
      <style:text-properties style:font-name="Calibri" fo:font-size="12pt" fo:font-style="normal" officeooo:rsid="000febf9" style:font-size-asian="10.5pt" style:font-style-asian="normal" style:font-name-complex="Calibri" style:font-size-complex="12pt" style:font-style-complex="normal"/>
    </style:style>
    <style:style style:name="T8" style:family="text">
      <style:text-properties style:font-name="Calibri" fo:font-weight="normal" officeooo:rsid="000febf9" style:font-weight-asian="normal" style:font-name-complex="Calibri" style:font-weight-complex="normal"/>
    </style:style>
    <style:style style:name="T9" style:family="text">
      <style:text-properties officeooo:rsid="000febf9"/>
    </style:style>
    <style:style style:name="T10" style:family="text">
      <style:text-properties officeooo:rsid="00176b89"/>
    </style:style>
    <style:style style:name="T11" style:family="text">
      <style:text-properties style:font-name-complex="Calibri"/>
    </style:style>
    <style:style style:name="T12" style:family="text">
      <style:text-properties officeooo:rsid="000febf9" style:font-name-complex="Calibri"/>
    </style:style>
    <style:style style:name="T13" style:family="text">
      <style:text-properties officeooo:rsid="0012ac88" style:font-name-complex="Calibri"/>
    </style:style>
    <style:style style:name="T14" style:family="text">
      <style:text-properties officeooo:rsid="000f949f" style:font-name-complex="Calibri"/>
    </style:style>
    <style:style style:name="T15" style:family="text">
      <style:text-properties fo:font-style="normal" style:font-style-asian="normal" style:font-name-complex="Calibri" style:font-style-complex="normal"/>
    </style:style>
    <style:style style:name="T16" style:family="text">
      <style:text-properties fo:font-style="normal" officeooo:rsid="000febf9" style:font-style-asian="normal" style:font-name-complex="Calibri" style:font-style-complex="normal"/>
    </style:style>
    <style:style style:name="T17" style:family="text">
      <style:text-properties fo:font-style="normal" officeooo:rsid="0010bf60" style:font-style-asian="normal" style:font-name-complex="Calibri" style:font-style-complex="normal"/>
    </style:style>
    <style:style style:name="T18" style:family="text">
      <style:text-properties fo:font-style="normal" officeooo:rsid="0012ac88" style:font-style-asian="normal" style:font-name-complex="Calibri" style:font-style-complex="normal"/>
    </style:style>
    <style:style style:name="T19" style:family="text">
      <style:text-properties fo:font-style="italic" style:font-style-asian="italic" style:font-name-complex="Calibri" style:font-style-complex="italic"/>
    </style:style>
    <style:style style:name="T20" style:family="text">
      <style:text-properties fo:font-style="italic" officeooo:rsid="000f949f" style:font-style-asian="italic" style:font-name-complex="Calibri" style:font-style-complex="italic"/>
    </style:style>
    <style:style style:name="T21" style:family="text">
      <style:text-properties officeooo:rsid="00148a58"/>
    </style:style>
    <style:style style:name="T22" style:family="text">
      <style:text-properties officeooo:rsid="0016622d"/>
    </style:style>
    <style:style style:name="T23" style:family="text">
      <style:text-properties officeooo:rsid="00192a17"/>
    </style:style>
    <style:style style:name="T24" style:family="text">
      <style:text-properties officeooo:rsid="0019a940"/>
    </style:style>
    <style:style style:name="T25" style:family="text">
      <style:text-properties officeooo:rsid="001a9443"/>
    </style:style>
    <style:style style:name="T26" style:family="text">
      <style:text-properties officeooo:rsid="001e0af3"/>
    </style:style>
    <style:style style:name="T27" style:family="text">
      <style:text-properties officeooo:rsid="001f7b39"/>
    </style:style>
    <style:style style:name="T28" style:family="text">
      <style:text-properties style:font-name="Calibri" fo:font-size="8pt" style:font-size-asian="8pt" style:font-size-complex="8pt"/>
    </style:style>
    <style:style style:name="T29" style:family="text">
      <style:text-properties fo:color="#0000ff" style:font-name="Calibri"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-color="#cfe7f5" draw:textarea-horizontal-align="justify" draw:textarea-vertical-align="middle" draw:auto-grow-height="false" fo:min-height="0.4272in" fo:min-width="6.95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custom-shape text:anchor-type="paragraph" draw:z-index="0" draw:style-name="gr1" draw:text-style-name="P41" svg:width="6.9598in" svg:height="0.4276in" svg:x="-0.0055in" svg:y="-0.0618in"><text:p text:style-name="P40"><text:span text:style-name="T28">404-545-5437 | </text:span><text:span text:style-name="T28"><text:a xlink:href="mailto:mliu2@ramapo.edu" xlink:type="simple">mliu2@ramapo.edu</text:a></text:span></text:p><text:p text:style-name="P40"><text:span text:style-name="T29">pages.ramapo.edu/~mliu2</text:span></text:p><text:p text:style-name="P40"><text:span text:style-name="T29">github.com/mliu2</text:span></text:p><draw:enhanced-geometry svg:viewBox="0 0 21600 21600" draw:type="rectangle" draw:enhanced-path="M 0 0 L 21600 0 21600 21600 0 21600 0 0 Z N"/></draw:custom-shape> <text:s/><text:span text:style-name="T1">MINGZHAO LIU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SUMMARY OF SKILLS</text:p>
          </table:table-cell>
          <table:table-cell table:style-name="Table1.A1" office:value-type="string">
            <text:p text:style-name="P22">Programming knowledge in C, <text:span text:style-name="T23">C#</text:span>, C++, Java, Python, Perl, SQL, <text:span text:style-name="T24">MongoDB,</text:span> HTML, JavaScript, LISP,</text:p>
            <text:p text:style-name="P37">Prolog, <text:span text:style-name="T27">R, </text:span>and <text:span text:style-name="T23">Intel x86 </text:span>assembly language</text:p>
            <text:p text:style-name="P21">Experienced in working with Rosetta <text:span text:style-name="T22">protein</text:span> modeling suite</text:p>
            <text:p text:style-name="P21">Experienced in working with Git and Mercurial distributed version control systems</text:p>
            <text:p text:style-name="P21">Experienced in working in Windows and Unix environments</text:p>
            <text:p text:style-name="P13">Effective presenter, communicator, <text:span text:style-name="T26">writer</text:span>, and public speaker</text:p>
            <text:p text:style-name="P21">Fluent in Mandarin Chinese</text:p>
            <text:p text:style-name="P12">Working knowledge of French</text:p>
          </table:table-cell>
        </table:table-row>
        <table:table-row>
          <table:table-cell table:style-name="Table1.A1" office:value-type="string">
            <text:p text:style-name="P28">E<text:span text:style-name="T9">DUCATION</text:span></text:p>
          </table:table-cell>
          <table:table-cell table:style-name="Table1.A1" office:value-type="string">
            <text:p text:style-name="P5">Ramapo College of New Jersey – Mahwah, NJ</text:p>
            <text:p text:style-name="P3"><text:span text:style-name="T11">Bachelor of Science: Bioinformatics, </text:span><text:span text:style-name="T14">May 2016, </text:span><text:span text:style-name="T20">Magna cum laude</text:span></text:p>
            <text:p text:style-name="P4"><text:span text:style-name="T11">Bachelor of Science: Computer Science, May 2016, </text:span><text:span text:style-name="T19">Magna cum laude</text:span></text:p>
          </table:table-cell>
        </table:table-row>
        <table:table-row>
          <table:table-cell table:style-name="Table1.A3" office:value-type="string">
            <text:p text:style-name="P29">RESEARCH EXPERIENCE</text:p>
          </table:table-cell>
          <table:table-cell table:style-name="Table1.A3" office:value-type="string">
            <text:p text:style-name="P2">A Bioinformatic Approach to Investigate a Relationship between Cis-Regulatory U-Rich and G-quadruplex Motifs Involved in Mammalian Polyadenylation</text:p>
            <text:p text:style-name="P25"><text:span text:style-name="T5">School of Theoretical and </text:span><text:span text:style-name="T6">Applied Sciences – </text:span><text:span text:style-name="T7">Ramapo College of New Jersey</text:span></text:p>
            <text:p text:style-name="P24"><text:span text:style-name="T3">U</text:span><text:span text:style-name="T2">ndergraduate Researcher, Jan. 2014 – </text:span><text:span text:style-name="T4">June 2016</text:span></text:p>
            <text:p text:style-name="P10">Developed genome-wide analysis tools using Java, <text:span text:style-name="T9">JavaScript</text:span>, <text:span text:style-name="T9">C++</text:span>, <text:span text:style-name="T9">and</text:span> Python to map the location</text:p>
            <text:p text:style-name="P36">of selected sequence motifs</text:p>
            <text:p text:style-name="P9">Performed semi-global alignments of sequence data using EMBOSS-Needle</text:p>
            <text:p text:style-name="P9">Developed a program to determine conservation of U-rich sequence motifs within a database</text:p>
            <text:p text:style-name="P9">Extracted and stored nucleic acid sequence data and annotations using a NoSQL database</text:p>
            <text:p text:style-name="P9">Literature research to determine and characterize sequence motifs</text:p>
            <text:p text:style-name="P9">Presented research project at Student Research Symposium</text:p>
            <text:p text:style-name="P9">Presented research project at MACUB conference </text:p>
            <text:p text:style-name="P9"><text:span text:style-name="T8">Prese</text:span><text:span text:style-name="T10">n</text:span><text:span text:style-name="T8">ted research project at RNA Conference 2016 in Kyoto, Japan</text:span></text:p>
          </table:table-cell>
        </table:table-row>
        <table:table-row>
          <table:table-cell table:style-name="Table1.A1" office:value-type="string">
            <text:p text:style-name="P26"/>
          </table:table-cell>
          <table:table-cell table:style-name="Table1.A3" office:value-type="string">
            <text:p text:style-name="P2">Marburg Virus Antibody Modeling using Comparative Modeling</text:p>
            <text:p text:style-name="P7"><text:span text:style-name="T15">Center for Structural Biology – </text:span><text:span text:style-name="T16">Vanderbilt University</text:span><text:span text:style-name="T18"> </text:span><text:span text:style-name="T17">&amp; </text:span><text:span text:style-name="T16">RosettaCommons</text:span></text:p>
            <text:p text:style-name="P20"><text:span text:style-name="T12">D</text:span><text:span text:style-name="T11">eveloper of Rosetta, </text:span><text:span text:style-name="T13">powerful</text:span><text:span text:style-name="T11"> </text:span><text:span text:style-name="T13">macromolecule</text:span><text:span text:style-name="T11"> </text:span><text:span text:style-name="T13">structure</text:span><text:span text:style-name="T11"> prediction </text:span><text:span text:style-name="T13">and design </text:span><text:span text:style-name="T11">software</text:span></text:p>
            <text:p text:style-name="P17">Research Intern, <text:span text:style-name="T11">May. 2015 – Aug. 2015</text:span></text:p>
            <text:p text:style-name="P9">NSF funded research internship through RosettaCommons</text:p>
            <text:p text:style-name="P9">Familiarized with the Rosetta protein modeling suite</text:p>
            <text:p text:style-name="P9">Benchmarked the efficacy of comparative modeling techniques </text:p>
            <text:p text:style-name="P9">Developed a protocol to model antibody structures using comparative modeling</text:p>
            <text:p text:style-name="P9">Performed score vs RMSD analysis on models</text:p>
            <text:p text:style-name="P11">Presented Research at RosettaCON</text:p>
          </table:table-cell>
        </table:table-row>
        <table:table-row>
          <table:table-cell table:style-name="Table1.A1" office:value-type="string">
            <text:p text:style-name="P30"><text:span text:style-name="T21">WORK</text:span> EXPERIENCE</text:p>
          </table:table-cell>
          <table:table-cell table:style-name="Table1.B5" office:value-type="string">
            <text:p text:style-name="P6">Equal Opportunity Fund – Mahwah, NJ</text:p>
            <text:p text:style-name="P18">Student Instructor, June 2014 - August 2014</text:p>
            <text:p text:style-name="P32">Attend lectures for selected SI course.</text:p>
            <text:p text:style-name="P32">Conduct SI Sessions on test preparation, note taking, and study methods and lead review</text:p>
            <text:p text:style-name="P35">discussions on daily lectures.</text:p>
            <text:p text:style-name="P33">Facilitate evening study sessions as part of the EOF Pre-Freshman Study Institute.</text:p>
            <text:p text:style-name="P33">Attend weekly staff meetings. </text:p>
            <text:p text:style-name="P33">Coordinate SI evaluation process.</text:p>
            <text:p text:style-name="P33">Maintain SI session attendance logs.</text:p>
            <text:p text:style-name="P33">Conduct academic study skills workshops.</text:p>
            <text:p text:style-name="P34">Facilitate summer reader workshop</text:p>
          </table:table-cell>
        </table:table-row>
        <table:table-row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30"/>
          </table:table-cell>
          <table:table-cell table:style-name="Table1.A3" office:value-type="string">
            <text:p text:style-name="P6"/>
          </table:table-cell>
        </table:table-row>
        <text:soft-page-break/>
        <table:table-row>
          <table:table-cell table:style-name="Table1.A1" office:value-type="string">
            <text:p text:style-name="P27"/>
          </table:table-cell>
          <table:table-cell table:style-name="Table1.A1" office:value-type="string">
            <text:p text:style-name="P8">Alexander Biener, MD – Woodcliff Lake, NJ</text:p>
            <text:p text:style-name="P19">Intern, Feb. 2015 – Dec. 2015</text:p>
            <text:p text:style-name="P14">Analyze data collected from health studies</text:p>
            <text:p text:style-name="P15">Digitize <text:span text:style-name="T25">informational pamphlets for electronic distribution</text:span></text:p>
            <text:p text:style-name="P16">Research HIPAA compliant solutions for remote access</text:p>
            <text:p text:style-name="P16">Provide IT support for the offi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Courier New1" svg:font-family="'Courier New'" style:font-pitch="variable"/>
    <style:font-face style:name="Symbol2" svg:font-family="Symbol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name-complex="OpenSymbol" style:font-family-complex="OpenSymbol, 'Arial Unicode MS'"/>
    </style:style>
    <style:style style:name="WW8Num2z1" style:family="text">
      <style:text-properties style:font-name="Courier New" fo:font-family="'Courier New'" style:font-family-generic="modern" style:font-name-complex="Courier New1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1" style:font-family-complex="Wingdings" style:font-pitch-complex="variable"/>
    </style:style>
    <style:style style:name="WW8Num2z3" style:family="text">
      <style:text-properties style:font-name="Symbol1" fo:font-family="Symbol" style:font-family-generic="roman" style:font-pitch="variable" style:font-name-complex="Symbol2" style:font-family-complex="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1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1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902in" fo:margin-right="0.7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4:02:51.471000000</meta:creation-date>
    <dc:date>2016-06-24T17:47:33.241000000</dc:date>
    <meta:editing-duration>PT1H36M57S</meta:editing-duration>
    <meta:editing-cycles>20</meta:editing-cycles>
    <meta:generator>LibreOffice/4.4.1.2$Windows_x86 LibreOffice_project/45e2de17089c24a1fa810c8f975a7171ba4cd432</meta:generator>
    <meta:document-statistic meta:table-count="1" meta:image-count="0" meta:object-count="0" meta:page-count="2" meta:paragraph-count="55" meta:word-count="394" meta:character-count="2862" meta:non-whitespace-character-count="2510"/>
  </office:meta>
</office:document-meta>
</file>